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152cm" style:rel-column-width="2354*"/>
    </style:style>
    <style:style style:name="Table5.B" style:family="table-column">
      <style:table-column-properties style:column-width="5.98cm" style:rel-column-width="3390*"/>
    </style:style>
    <style:style style:name="Table5.C" style:family="table-column">
      <style:table-column-properties style:column-width="6.867cm" style:rel-column-width="389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able_20_Contents">
      <style:text-properties style:font-name="Bitstream Charter"/>
    </style:style>
    <style:style style:name="P14" style:family="paragraph" style:parent-style-name="Table_20_Contents">
      <style:text-properties style:font-name="Bitstream Charter" style:font-name-asian="DejaVu Sans" style:font-name-complex="DejaVu Sans" style:font-size-complex="14pt"/>
    </style:style>
    <style:style style:name="P15" style:family="paragraph" style:parent-style-name="Preformatted_20_Text">
      <style:text-properties fo:font-style="normal" fo:font-weight="normal" style:font-style-asian="normal" style:font-weight-asian="normal" style:font-style-complex="normal" style:font-weight-complex="normal"/>
    </style:style>
    <style:style style:name="P16"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
      <style:text-properties fo:font-style="normal" fo:font-weight="bold" style:font-style-asian="normal" style:font-weight-asian="bold" style:font-style-complex="normal" style:font-weight-complex="bold"/>
    </style:style>
    <style:style style:name="P20" style:family="paragraph" style:parent-style-name="Standard" style:list-style-name="L6">
      <style:text-properties fo:font-style="normal" fo:font-weight="bold" style:font-style-asian="normal" style:font-weight-asian="bold" style:font-style-complex="normal" style:font-weight-complex="bold"/>
    </style:style>
    <style:style style:name="P21" style:family="paragraph" style:parent-style-name="Standard" style:list-style-name="L3">
      <style:text-properties fo:font-style="normal" fo:font-weight="normal" style:font-style-asian="normal" style:font-weight-asian="normal" style:font-style-complex="normal" style:font-weight-complex="normal"/>
    </style:style>
    <style:style style:name="P22" style:family="paragraph" style:parent-style-name="Standard" style:list-style-name="L4">
      <style:text-properties fo:font-style="normal" fo:font-weight="normal" style:font-style-asian="normal" style:font-weight-asian="normal" style:font-style-complex="normal" style:font-weight-complex="normal"/>
    </style:style>
    <style:style style:name="P23" style:family="paragraph" style:parent-style-name="Standard" style:list-style-name="L3"/>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5">
      <style:text-properties fo:font-weight="normal" style:font-weight-asian="normal" style:font-weight-complex="normal"/>
    </style:style>
    <style:style style:name="P26" style:family="paragraph" style:parent-style-name="Standard" style:list-style-name="L6">
      <style:text-properties fo:font-weight="normal" style:font-weight-asian="normal" style:font-weight-complex="normal"/>
    </style:style>
    <style:style style:name="P27" style:family="paragraph" style:parent-style-name="Standard" style:list-style-name="L5"/>
    <style:style style:name="P28" style:family="paragraph" style:parent-style-name="Standard" style:list-style-name="L7"/>
    <style:style style:name="P29" style:family="paragraph" style:parent-style-name="Standard" style:list-style-name="L7">
      <style:text-properties fo:font-weight="bold" style:font-weight-asian="bold" style:font-weight-complex="bold"/>
    </style:style>
    <style:style style:name="P30"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weight="normal" style:font-weight-asian="normal" style:font-weight-complex="normal"/>
    </style:style>
    <style:style style:name="P34" style:family="paragraph" style:parent-style-name="Heading_20_1">
      <style:paragraph-properties fo:text-align="center" style:justify-single-word="false"/>
    </style:style>
    <style:style style:name="P35" style:family="paragraph" style:parent-style-name="Heading_20_1">
      <style:text-properties fo:font-style="normal" fo:font-weight="bold" style:font-style-asian="normal" style:font-weight-asian="bold" style:font-style-complex="normal" style:font-weight-complex="bold"/>
    </style:style>
    <style:style style:name="P36"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fo:text-align="center" style:justify-single-word="false"/>
    </style:style>
    <style:style style:name="P40" style:family="paragraph" style:parent-style-name="Heading_20_2">
      <style:paragraph-properties fo:break-before="page"/>
      <style:text-properties fo:font-style="normal" style:font-style-asian="normal" style:font-style-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style="normal" fo:font-weight="normal" style:font-style-asian="normal" style:font-weight-asian="normal" style:font-style-complex="normal" style:font-weight-complex="normal"/>
    </style:style>
    <style:style style:name="P43" style:family="paragraph" style:parent-style-name="Heading_20_3">
      <style:text-properties fo:font-style="normal" fo:font-weight="bold" style:font-style-asian="normal" style:font-weight-asian="bold" style:font-style-complex="normal" style:font-weight-complex="bold"/>
    </style:style>
    <style:style style:name="P44" style:family="paragraph" style:parent-style-name="Heading_20_3" style:list-style-name="">
      <style:text-properties fo:font-style="normal" fo:font-weight="bold" style:font-style-asian="normal" style:font-weight-asian="bold" style:font-style-complex="normal" style:font-weight-complex="bold"/>
    </style:style>
    <style:style style:name="P45" style:family="paragraph" style:parent-style-name="Heading_20_3" style:list-style-name=""/>
    <style:style style:name="P46" style:family="paragraph" style:parent-style-name="Heading_20_3">
      <style:paragraph-properties fo:break-before="page"/>
      <style:text-properties fo:font-weight="bold" style:font-weight-asian="bold" style:font-weight-complex="bold"/>
    </style:style>
    <style:style style:name="P47"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text-properties style:font-name="Bitstream Vera Sans Mono" fo:font-size="8pt" style:font-name-asian="Bitstream Vera Sans Mono" style:font-size-asian="8pt" style:font-name-complex="Bitstream Vera Sans Mono" style:font-size-complex="8pt"/>
    </style:style>
    <style:style style:name="P50" style:family="paragraph" style:parent-style-name="Preformatted_20_Text" style:list-style-name="">
      <style:text-properties fo:font-style="normal" fo:font-weight="bold" style:font-style-asian="normal" style:font-weight-asian="bold" style:font-style-complex="normal" style:font-weight-complex="bold"/>
    </style:style>
    <style:style style:name="P51" style:family="paragraph" style:parent-style-name="Preformatted_20_Text">
      <style:text-properties fo:font-size="8pt" style:font-size-asian="8pt" style:font-size-complex="8pt"/>
    </style:style>
    <style:style style:name="P52" style:family="paragraph" style:parent-style-name="Preformatted_20_Text" style:list-style-name="">
      <style:text-properties fo:font-size="8pt" style:font-size-asian="8pt" style:font-size-complex="8pt"/>
    </style:style>
    <style:style style:name="P53" style:family="paragraph" style:parent-style-name="Preformatted_20_Text">
      <style:text-properties fo:font-size="8pt" fo:font-style="normal" fo:font-weight="normal" style:font-size-asian="8pt" style:font-style-asian="normal" style:font-weight-asian="normal" style:font-size-complex="8pt" style:font-style-complex="normal" style:font-weight-complex="normal"/>
    </style:style>
    <style:style style:name="P54" style:family="paragraph" style:parent-style-name="Preformatted_20_Text" style:list-style-name="">
      <style:text-properties fo:font-size="8pt" fo:font-style="normal" style:font-size-asian="8pt" style:font-style-asian="normal" style:font-size-complex="8pt" style:font-style-complex="normal"/>
    </style:style>
    <style:style style:name="P55" style:family="paragraph" style:parent-style-name="Preformatted_20_Text">
      <style:paragraph-properties fo:margin-top="0cm" fo:margin-bottom="0.499cm"/>
    </style:style>
    <style:style style:name="P56" style:family="paragraph" style:parent-style-name="Preformatted_20_Text" style:list-style-name="">
      <style:paragraph-properties fo:margin-top="0cm" fo:margin-bottom="0.499cm"/>
    </style:style>
    <style:style style:name="P57" style:family="paragraph" style:parent-style-name="Preformatted_20_Text">
      <style:paragraph-properties fo:margin-top="0cm" fo:margin-bottom="0.499cm"/>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Bitstream Charter" fo:font-weight="normal" style:font-weight-asian="normal" style:font-weight-complex="normal"/>
    </style:style>
    <style:style style:name="T12" style:family="text">
      <style:text-properties style:font-name="Bitstream Charter" fo:font-style="normal" fo:font-weight="normal" style:font-style-asian="normal" style:font-weight-asian="normal" style:font-style-complex="normal" style:font-weight-complex="normal"/>
    </style:style>
    <style:style style:name="T13" style:family="text">
      <style:text-properties style:font-name="Bitstream Charter" fo:font-style="normal" style:font-style-asian="normal" style:font-style-complex="normal"/>
    </style:style>
    <style:style style:name="T14" style:family="text">
      <style:text-properties style:font-name-asian="DejaVu Sans" style:font-name-complex="DejaVu Sans" style:font-size-complex="14pt"/>
    </style:style>
    <style:style style:name="T15" style:family="text">
      <style:text-properties fo:font-size="10pt" fo:font-style="normal" style:font-size-asian="10.5pt" style:font-style-asian="normal" style:font-style-complex="normal"/>
    </style:style>
    <style:style style:name="T16" style:family="text">
      <style:text-properties style:font-style-asian="normal"/>
    </style:style>
    <style:style style:name="T17" style:family="text">
      <style:text-properties style:font-style-complex="normal"/>
    </style:style>
    <style:style style:name="T18" style:family="text">
      <style:text-properties style:font-weight-asian="bold"/>
    </style:style>
    <style:style style:name="T19" style:family="text">
      <style:text-properties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Description technique de l'interface EDI DRM</text:h>
      <text:h text:style-name="P34" text:outline-level="1">mise à disposition des vignerons</text:h>
      <text:p text:style-name="Standard"/>
      <text:h text:style-name="P40"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5">. </text:span></text:p>
      <text:p text:style-name="P4"/>
      <text:p text:style-name="Standard"><text:span text:style-name="T5">La partie DRM de l'EDI met à disposition </text:span>:</text:p>
      <text:list xml:id="list1034687185" text:style-name="L1">
        <text:list-item>
          <text:p text:style-name="P17">la <text:span text:style-name="T9">liste des DRM</text:span> connues de la plateforme de dématérialisation, de leur état d'avancement et leurs statuts vis-à-vis des douanes ;</text:p>
        </text:list-item>
        <text:list-item>
          <text:p text:style-name="P17">la <text:span text:style-name="T9">liste des contrats vracs</text:span> connus de la plateforme de dématérialisation ;</text:p>
          <text:p text:style-name="P17"/>
        </text:list-item>
      </text:list>
      <text:p text:style-name="Standard">L'EDI permet aux vignerons de <text:span text:style-name="T9">déclarer une DRM</text:span><text:span text:style-name="T10">. Cette fonctionnalité permet à une application tierce d'insérer des données relatives à une DRM d'un vigneron.</text:span></text:p>
      <text:p text:style-name="P2"/>
      <text:p text:style-name="Standard"><text:span text:style-name="T10">Si la plateforme de dématérialisation </text:span><text:span text:style-name="T2">declarvin</text:span><text:span text:style-name="T6"> identifie que les données fournies contiennent un certain nombre d'erreur, il est de la responsabilité du vigneron de s'assurer que les données fournies sont conformes et cohérentes aux obligations déclaratives des vignerons.</text:span></text:p>
      <text:h text:style-name="P38" text:outline-level="2">Généralités</text:h>
      <text:h text:style-name="P41"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5">est utilisable.</text:span></text:p>
      <text:h text:style-name="P41"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5">. Une fois ce compte créé, l'utilisateur pourra s'identifier sur la plateforme EDI en fournissant son login et mot de passe via le protocole d'authentification </text:span><text:span text:style-name="T1">HTTP</text:span><text:span text:style-name="T5"> (</text:span><text:span text:style-name="T1">HTTP Authen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5">).</text:span></text:p>
      <text:h text:style-name="P42" text:outline-level="3">Échange des données</text:h>
      <text:p text:style-name="Text_20_body"><text:span text:style-name="T5">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5">. La plateforme </text:span><text:span text:style-name="T1">declarvin</text:span><text:span text:style-name="T5"> supporte indifféremment les séparateurs virgules (« , ») ou point-virgules (« ; »). Par contre, il est nécessaire qu'un seul type de séparateur soit utilisé <text:s/>au sein d'un même document.</text:span></text:p>
      <text:p text:style-name="Text_20_body"><text:span text:style-name="T5">La plateforme </text:span><text:span text:style-name="T1">declarvin</text:span><text:span text:style-name="T5"> est insensible à la casse et aux caractères accentués. Les Chaînes de caractères « Côte » ou « cote » seront donc traitées de manière identique.</text:span></text:p>
      <text:p text:style-name="Text_20_body"><text:span text:style-name="T5">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5">.</text:span></text:p>
      <text:p text:style-name="Text_20_body"><text:span text:style-name="T5">Débuter une ligne par le caractère « # » permet de definir des commentaires. Elles ne sont donc pas prises en compte <text:s/>par la plateforme </text:span><text:span text:style-name="T1">déclarvin</text:span><text:span text:style-name="T5"> et ne doivent pas l'être par des applications tierces.</text:span></text:p>
      <text:p text:style-name="Text_20_body"><text:span text:style-name="T5">Les nombres décimaux peuvent avoir pour séparateur décimal une virgule « , » ou un point « . ». Dans le cas ou la virgule « , » est choisi, bien faire attention qu'il n'y ai pas de confusion avec le séparateur du </text:span><text:span text:style-name="T1">CSV</text:span><text:span text:style-name="T5">.</text:span></text:p>
      <text:p text:style-name="Text_20_body"><text:span text:style-name="T5">L’ajout de champ non utilisés dans ce type d’échange par l'application declarvin est possible. L’utilisation de certains des champs codes produits mentionnés non utilisés peut être envisagée si cette option est nécessaire en terme de bases de correspondance.</text:span></text:p>
      <text:p text:style-name="Text_20_body"><text:span text:style-name="T5">Il est prévu, sur la demande d’un prestataire de réaliser une batterie de tests gracieusement, tout test supplémentaire pourra être refacturé. Merci de prendre contact avec nous afin de préciser les modalités et planifier ces tests. Un nom de domaine n'était dédié aux tests et un autre à la production, les URL fournies dans ce document font abstractio</text:span><text:span text:style-name="T15">n du nom de domaine à utiliser.</text:span></text:p>
      <text:p text:style-name="Text_20_body"><text:soft-page-break/><text:span text:style-name="T5"/></text:p>
      <text:p text:style-name="P32"/>
      <text:h text:style-name="Heading_20_2" text:outline-level="2"/>
      <text:h text:style-name="Heading_20_2" text:outline-level="2"/>
      <text:p text:style-name="Text_20_body"/>
      <text:p text:style-name="Text_20_body"/>
      <text:p text:style-name="Text_20_body"/>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Description des interfaces de l'EDI-DRM</text:h>
      <text:h text:style-name="P45" text:outline-level="3"/>
      <text:h text:style-name="P46" text:outline-level="3">Liste des DRM</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aucun</text:p>
      <text:p text:style-name="Standard"><text:span text:style-name="T9">Format des données fournies en sortie :</text:span> CSV</text:p>
      <text:p text:style-name="Standard"><text:span text:style-name="T9">Type de requete :</text:span> GET ou POST</text:p>
      <text:p text:style-name="Standard"><text:span text:style-name="T9">URL :</text:span><text:span text:style-name="T10"> </text:span><text:span text:style-name="T11">/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5"> pour le déclarant connecté. Chaque ligne contient 9</text:span> champs permettant de rappeler l'identifiant de l'utilisateur connecté, la date des DRM, la présence éventuelle de DRM rectificatives, l'état des DRM et leur statut vis-à-vis des douanes.</text:p>
      <text:p text:style-name="P8"/>
      <text:p text:style-name="P9">Description des champs fournis en sortie de <text:span text:style-name="T1">declarvin </text:span>:</text:p>
      <text:p text:style-name="P9"/>
      <text:list xml:id="list912411309" text:style-name="L2">
        <text:list-item>
          <text:p text:style-name="P18"><text:span text:style-name="T9">Identifiant </text:span><text:span text:style-name="T3">declarvin </text:span><text:span text:style-name="T9">de l'utilisateur </text:span><text:span text:style-name="T7">: </text:span><text:span text:style-name="T6">identifiant du déclarant connecté sur la plateforme ;</text:span></text:p>
        </text:list-item>
        <text:list-item>
          <text:p text:style-name="P18"><text:span text:style-name="T7">Nom de l'utilisateur :</text:span><text:span text:style-name="T6"> Chaîne de caractères décrivant le nom de l'utilisateur connecté ;</text:span></text:p>
        </text:list-item>
        <text:list-item>
          <text:p text:style-name="P18"><text:span text:style-name="T7">Année :</text:span><text:span text:style-name="T6"> Nombre constitué de 4 chiffres représentant l'année de la DRM décrite par la ligne étudiée ;</text:span></text:p>
        </text:list-item>
        <text:list-item>
          <text:p text:style-name="P18"><text:span text:style-name="T7">Mois :</text:span><text:span text:style-name="T6"> Nombre constitué de 2 chiffres représentant le mois de la DRM décrite par la ligne étudiée ;</text:span></text:p>
        </text:list-item>
        <text:list-item>
          <text:p text:style-name="P18"><text:span text:style-name="T7">Rectificative :</text:span><text:span text:style-name="T6">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2">99</text:span><text:span text:style-name="T6"> ;</text:span></text:p>
        </text:list-item>
        <text:list-item>
          <text:p text:style-name="P18"><text:span text:style-name="T7">DRM validée :</text:span><text:span text:style-name="T6"> Ce champ vaut 1 si la DRM a été validée par l'utilisateur ;</text:span></text:p>
        </text:list-item>
        <text:list-item>
          <text:p text:style-name="P18"><text:span text:style-name="T7">DRM envoyée aux douanes :</text:span><text:span text:style-name="T6"> Ce champ vaut </text:span><text:span text:style-name="T12">1</text:span><text:span text:style-name="T6"> si la DRM a été transmise aux douanes ;</text:span></text:p>
        </text:list-item>
        <text:list-item>
          <text:p text:style-name="P18"><text:span text:style-name="T7">DRM reçue par les douanes :</text:span><text:span text:style-name="T6"> <text:s/>Ce champ vaut </text:span><text:span text:style-name="T12">1</text:span><text:span text:style-name="T6"> si les douanes ont accusé récéption de la DRM ;</text:span></text:p>
        </text:list-item>
        <text:list-item>
          <text:p text:style-name="P18"><text:span text:style-name="T7">Méthode de saisie :</text:span><text:span text:style-name="T6"> Ce champ vaut « DTI » pour une saisie par l'interface </text:span><text:span text:style-name="T2">declarvin</text:span><text:span text:style-name="T6"> ; « EDI » pour une transmission par un logiciel tiers ; « PAPIER » pour une DRM saisie par les interprofessions.</text:span></text:p>
          <text:p text:style-name="P18"/>
        </text:list-item>
      </text:list>
      <text:h text:style-name="P19" text:outline-level="3">Exemple de document fournis en sortie :</text:h>
      <text:h text:style-name="P19" text:outline-level="3"/>
      <table:table table:name="Table2" table:style-name="Table2">
        <table:table-column table:style-name="Table2.A"/>
        <table:table-column table:style-name="Table2.B"/>
        <table:table-row>
          <table:table-cell table:style-name="Table2.A1" office:value-type="float" office:value="1">
            <text:p text:style-name="P51">1</text:p>
          </table:table-cell>
          <table:table-cell table:style-name="Table2.B1" office:value-type="string">
            <text:h text:style-name="P54" text:outline-level="3">#identifiant;nom déclarant;annee;mois;rectificative;drm validee;drm envoyée aux douanes;drm recues douanes;méthode saisie</text:h>
          </table:table-cell>
        </table:table-row>
        <table:table-row>
          <table:table-cell table:style-name="Table2.A2" office:value-type="float" office:value="2">
            <text:p text:style-name="P51">2</text:p>
          </table:table-cell>
          <table:table-cell table:style-name="Table2.B2" office:value-type="string">
            <text:h text:style-name="P52" text:outline-level="3">9223700100;Cave d'actualys;2012;03;1;1;;;EDI</text:h>
          </table:table-cell>
        </table:table-row>
        <table:table-row>
          <table:table-cell table:style-name="Table2.A2" office:value-type="float" office:value="3">
            <text:p text:style-name="P51">3</text:p>
          </table:table-cell>
          <table:table-cell table:style-name="Table2.B2" office:value-type="string">
            <text:h text:style-name="P52" text:outline-level="3">9223700100;Cave d'actualys;2012;03;;1;1;;EDI</text:h>
          </table:table-cell>
        </table:table-row>
        <table:table-row>
          <table:table-cell table:style-name="Table2.A2" office:value-type="float" office:value="4">
            <text:p text:style-name="P51">4</text:p>
          </table:table-cell>
          <table:table-cell table:style-name="Table2.B2" office:value-type="string">
            <text:h text:style-name="P52" text:outline-level="3">9223700100;Cave d'actualys;2012;02;;1;1;1;EDI</text:h>
          </table:table-cell>
        </table:table-row>
        <table:table-row>
          <table:table-cell table:style-name="Table2.A2" office:value-type="float" office:value="5">
            <text:p text:style-name="P51">5</text:p>
          </table:table-cell>
          <table:table-cell table:style-name="Table2.B2" office:value-type="string">
            <text:h text:style-name="P52" text:outline-level="3">9223700100;Cave d'actualys;2012;01;;1;1;1;EDI</text:h>
          </table:table-cell>
        </table:table-row>
      </table:table>
      <text:h text:style-name="P19" text:outline-level="3"/>
      <text:h text:style-name="P50" text:outline-level="3"/>
      <text:h text:style-name="P56" text:outline-level="3"/>
      <text:h text:style-name="P19" text:outline-level="3"/>
      <text:h text:style-name="P47" text:outline-level="3">Liste des contrats vrac</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aucun</text:p>
      <text:p text:style-name="Standard"><text:span text:style-name="T9">Format des données fournies en sortie :</text:span> CSV</text:p>
      <text:p text:style-name="Standard"><text:span text:style-name="T9">Type de requete :</text:span> GET ou POST</text:p>
      <text:p text:style-name="Standard"><text:span text:style-name="T9">URL :</text:span><text:span text:style-name="T10">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5">. Chaque ligne contient 27</text:span> champs permettant de rappeler l'identifiant de l'utilisateur connecté, le numéro du contrat vrac, les produits concernés par ce contrat, le nom de l'acheteur, le nom du courtier, les volumes promis du contrat, le cumul des volumes déclarés en DRM pour ce contrat, et le prix du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30"/>
      <text:list xml:id="list540464436" text:style-name="L3">
        <text:list-item>
          <text:p text:style-name="P21"><text:span text:style-name="T9">Identifiant </text:span><text:span text:style-name="T3">declarvin </text:span><text:span text:style-name="T9">de l'utilisateur : </text:span>identifiant du déclarant connecté sur la plateforme ;</text:p>
        </text:list-item>
        <text:list-item>
          <text:p text:style-name="P21"><text:span text:style-name="T9">Nom de l'utilisateur :</text:span> Chaîne de caractères décrivant le nom de l'utilisateur connecté ;</text:p>
        </text:list-item>
        <text:list-item>
          <text:p text:style-name="P21"><text:span text:style-name="T9">Numéro du contrat :</text:span> Numéro du contrat vrac concerné par la ligne courante ;</text:p>
        </text:list-item>
        <text:list-item>
          <text:p text:style-name="P21"><text:span text:style-name="T9">Catégorie :</text:span> Chaîne de caractère décrivant la certification (AOC, AOP, IGP, Sans IG) du produit concerné par cette ligne (voir pour plus de détails la liste des certifications autorisées en Annexe 1);</text:p>
        </text:list-item>
        <text:list-item>
          <text:p text:style-name="P21">Code declarvin : Ce champ n'est pas utilisé dans ce type d’échange par l'application <text:span text:style-name="T1">declarvin </text:span>;</text:p>
        </text:list-item>
        <text:list-item>
          <text:p text:style-name="P23"><text:span text:style-name="T7">Genre :</text:span><text:span text:style-name="T6"> Chaîne de caractère décrivant le genre du vin (Tranquille, Effervescent, ...) du produit concerné par cette ligne (voir pour plus de détails la liste des certifications autorisées en Annexe 2);</text:span></text:p>
        </text:list-item>
        <text:list-item>
          <text:p text:style-name="P21">Code declarvin : Ce champ n'est pas utilisé dans ce type d’échange par l'application <text:span text:style-name="T1">declarvin </text:span>;</text:p>
        </text:list-item>
        <text:list-item>
          <text:p text:style-name="P23"><text:span text:style-name="T7">Dénomination :</text:span><text:span text:style-name="T6"> Chaîne de caractère décrivant l'appellation du produit concerné par cette ligne de la DRM (voir pour plus de détails la liste des appellations autorisées en Annexe 3) ;</text:span></text:p>
        </text:list-item>
        <text:list-item>
          <text:p text:style-name="P21">Code declarvin : Ce champ n'est pas utilisé dans ce type d’échange par l'application <text:span text:style-name="T1">declarvin </text:span>;</text:p>
        </text:list-item>
        <text:list-item>
          <text:p text:style-name="P23"><text:span text:style-name="T7">Lieu :</text:span><text:span text:style-name="T6"> Chaîne de caractère décrivant le lieu du produit concerné pas cette ligne de la DRM (voir <text:s/>pour plus de détails la liste des appellations autorisées en Annexe 4) ;</text:span></text:p>
        </text:list-item>
        <text:list-item>
          <text:p text:style-name="P21">Code declarvin : Ce champ n'est pas utilisé dans ce type d’échange par l'application <text:span text:style-name="T1">declarvin </text:span>;</text:p>
        </text:list-item>
        <text:list-item>
          <text:p text:style-name="P23"><text:span text:style-name="T7">Couleur :</text:span><text:span text:style-name="T6"> Chaîne de caractère décrivant la couleur du produit concerné par cette ligne de la DRM (voir pour plus de détails la liste des couleurs autorisées en Annexe 5) ;</text:span></text:p>
        </text:list-item>
        <text:list-item>
          <text:p text:style-name="P21">Code declarvin : Ce champ n'est pas utilisé dans ce type d’échange par l'application <text:span text:style-name="T1">declarvin </text:span>;</text:p>
        </text:list-item>
        <text:list-item>
          <text:p text:style-name="P23"><text:span text:style-name="T7">Cépage :</text:span><text:span text:style-name="T6"> Chaîne de caractère décrivant le cépage du produit concerné par cette ligne de la DRM (voir pour plus de détails la liste des cépages autorisés en Annexe 5). Ce champ peut être vide et est à priori pas utilisé à ce stade ;</text:span></text:p>
        </text:list-item>
        <text:list-item>
          <text:p text:style-name="P21">Code declarvin : Ce champ n'est pas utilisé dans ce type d’échange par l'application <text:span text:style-name="T1">declarvin </text:span>;</text:p>
        </text:list-item>
        <text:list-item>
          <text:p text:style-name="P23"><text:span text:style-name="T7">Millesime :</text:span><text:span text:style-name="T6"> Chaîne de 4 caractères décrivant le millesime du produit concernés par cette ligne de la DRM. Ce champ peut être vide et est à priori pas utilisé à ce stade ;</text:span></text:p>
        </text:list-item>
        <text:list-item>
          <text:p text:style-name="P21">Code declarvin : Ce champ n'est pas utilisé dans ce type d’échange par l'application <text:span text:style-name="T1">declarvin </text:span>;</text:p>
        </text:list-item>
        <text:list-item>
          <text:p text:style-name="P23"><text:span text:style-name="T7">Labels :</text:span><text:span text:style-name="T6"> Chaî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21">Code declarvin : Ce champ n'est pas utilisé dans ce type d’échange par l'application <text:span text:style-name="T1">declarvin </text:span>;</text:p>
        </text:list-item>
        <text:list-item>
          <text:p text:style-name="P23"><text:span text:style-name="T7">Mention :</text:span><text:span text:style-name="T6"> Chaîne de caractère décrivant l'éventuelle mention complémentaire du produit concerné par cette ligne de la DRM. Ce champ peut être vide et est à priori pas utilisé à ce stade ;</text:span></text:p>
        </text:list-item>
        <text:list-item>
          <text:p text:style-name="P23"><text:span text:style-name="T6">Identifiant </text:span><text:span text:style-name="T2">declarvin </text:span><text:span text:style-name="T6">de l'acheteur : Ce champ n'est pas utilisé dans ce type d’échange par l'application </text:span><text:span text:style-name="T2">declarvin </text:span><text:span text:style-name="T6">;</text:span></text:p>
        </text:list-item>
        <text:list-item>
          <text:p text:style-name="P23"><text:span text:style-name="T7">Nom de l'acheteur :</text:span><text:span text:style-name="T6"> Chaîne de caractère indiquant à titre informatif le nom de l'acheteur concerné par le contrat ;</text:span></text:p>
        </text:list-item>
        <text:list-item>
          <text:p text:style-name="P23"><text:span text:style-name="T6">Identifiant </text:span><text:span text:style-name="T2">declarvin </text:span><text:span text:style-name="T6">du courtier : Ce champ n'est pas utilisé dans ce type d’échange par l'application </text:span><text:span text:style-name="T2">declarvin </text:span><text:span text:style-name="T6">;</text:span></text:p>
        </text:list-item>
        <text:list-item>
          <text:p text:style-name="P23"><text:span text:style-name="T7">Nom du courtier :</text:span><text:span text:style-name="T6"> Chaîne de caractère indiquant à titre informatif le nom du courtier concerné par le contrat ;</text:span></text:p>
        </text:list-item>
        <text:list-item>
          <text:p text:style-name="P23"><text:span text:style-name="T7">Volume promis :</text:span><text:span text:style-name="T6"> Chiffre indiquant le volume sur lequel le déclarant et l'acheteur se sont engagés ;</text:span></text:p>
        </text:list-item>
        <text:list-item>
          <text:p text:style-name="P23"><text:span text:style-name="T7">Cumul des volumes déclarés en DRM :</text:span><text:span text:style-name="T6"> Chiffre indiquant le cumul des volumes déclarés dans les DRM par le vigneron à l'acheteur à date d'accès au service ;</text:span></text:p>
        </text:list-item>
        <text:list-item>
          <text:p text:style-name="P23"><text:soft-page-break/><text:span text:style-name="T7">Prix du contrat :</text:span><text:span text:style-name="T6"> Chiffre indiquant le prix négocié pour ce contrat.</text:span></text:p>
        </text:list-item>
      </text:list>
      <text:p text:style-name="P6"/>
      <text:p text:style-name="P5">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49">1</text:p>
          </table:table-cell>
          <table:table-cell table:style-name="Table1.B1" office:value-type="string">
            <text:p text:style-name="P53">#identifiant;nom déclarant;numéro de contrat;catégorie;;genre;;dénomination;;lieu;;couleur;;cépage;;millésime;;labels;;mention;;nom acheteur;;nom courtier;volume promis;cumul des volumes déclarés en drm;prix du contrat</text:p>
          </table:table-cell>
        </table:table-row>
        <table:table-row>
          <table:table-cell table:style-name="Table1.A2" office:value-type="string">
            <text:p text:style-name="P49">2</text:p>
          </table:table-cell>
          <table:table-cell table:style-name="Table1.B2" office:value-type="string">
            <text:p text:style-name="P51">9223700100;Cave d'actualys;123456;AOP;;Vin tranquille;;Côtes de Provence;;Fréjus;;Rosé;;;;;;;;;;Acheteur test;;Courtier test;25;5;100</text:p>
          </table:table-cell>
        </table:table-row>
        <table:table-row>
          <table:table-cell table:style-name="Table1.A3" office:value-type="float" office:value="3">
            <text:p text:style-name="P49">3</text:p>
          </table:table-cell>
          <table:table-cell table:style-name="Table1.B2" office:value-type="string">
            <text:p text:style-name="P53">9223700100;Cave d'actualys;123456;AOP;;Vin tranquille;;Vaunage;;;;Rouge;;;;;;;;;;Acheteur test;;Courtier test;20;0;110</text:p>
          </table:table-cell>
        </table:table-row>
      </table:table>
      <text:p text:style-name="P15"/>
      <text:p text:style-name="P16"/>
      <text:h text:style-name="P47" text:outline-level="3">Déclaration d'une DRM</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CSV</text:p>
      <text:p text:style-name="Standard"><text:span text:style-name="T9">Format des données fournies en sortie :</text:span> CSV</text:p>
      <text:p text:style-name="Standard"><text:span text:style-name="T9">Type de requete :</text:span> POST <text:span text:style-name="T1">x-www-form-urlencoded</text:span></text:p>
      <text:p text:style-name="Standard"><text:span text:style-name="T9">URL :</text:span><text:span text:style-name="T10"> </text:span><text:span text:style-name="T11">/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2119360141" text:style-name="L4">
        <text:list-item>
          <text:p text:style-name="P22">Les produits et les volumes devant être déclaré dans la DRM (une ligne par produit ; 52 champs) ;</text:p>
        </text:list-item>
        <text:list-item>
          <text:p text:style-name="P22">Les contrats utilisés et les volumes associés pour des mouvements déclaré dans la DRM (une ligne par contrat ; 28 champs) ;</text:p>
        </text:list-item>
        <text:list-item>
          <text:p text:style-name="P22">Des informations administratives (une ligne par information ; 10 champs).</text:p>
        </text:list-item>
      </text:list>
      <text:p text:style-name="P6"/>
      <text:p text:style-name="P10">Description des champs fournis en entrée <text:span text:style-name="T1">declarvin </text:span>pour la partie déclaration des produits :</text:p>
      <text:p text:style-name="P10"/>
      <text:list xml:id="list353479286" text:continue-list="list540464436" text:style-name="L3">
        <text:list-item text:start-value="1">
          <text:p text:style-name="P24"><text:span text:style-name="T7">Type d'enregistrement :</text:span><text:span text:style-name="T5"> Chaîne de caractère fixe ayant pour valeur « </text:span><text:span text:style-name="T13">DETAIL</text:span><text:span text:style-name="T5"><text:tab/> » ;</text:span></text:p>
        </text:list-item>
        <text:list-item>
          <text:p text:style-name="P24"><text:span text:style-name="T7">Identifiant </text:span><text:span text:style-name="T3">declarvin</text:span><text:span text:style-name="T7"> :</text:span><text:span text:style-name="T5"> Identifiant du déclarant ;</text:span></text:p>
        </text:list-item>
        <text:list-item>
          <text:p text:style-name="P24"><text:span text:style-name="T7">Nom déclarant :</text:span><text:span text:style-name="T5"> Chaîne de caractère contenant le nom du déclarant indiqué à titre informatif ;</text:span></text:p>
        </text:list-item>
        <text:list-item>
          <text:p text:style-name="P21">Date de validation : </text:p>
        </text:list-item>
        <text:list-item>
          <text:p text:style-name="P24"><text:span text:style-name="T7">Année DRM courante :</text:span><text:span text:style-name="T5"> Nombre de 4 chiffres représentant l'année de la DRM en cours de déclaration ;</text:span></text:p>
        </text:list-item>
        <text:list-item>
          <text:p text:style-name="P24"><text:span text:style-name="T7">Mois DRM courante :</text:span><text:span text:style-name="T5"> Nombre de 2 chiffres représentant l'année de la DRM en cours de déclaration ;</text:span></text:p>
        </text:list-item>
        <text:list-item>
          <text:p text:style-name="P24"><text:span text:style-name="T7">Rectificative DRM courante :</text:span><text:span text:style-name="T5"> Vide si la DRM n'est pas une DRM rectificative. Sinon indique le numéro de rectificative pour le mois et l'année donnée ;</text:span></text:p>
        </text:list-item>
        <text:list-item>
          <text:p text:style-name="P24"><text:span text:style-name="T7">Année DRM précédente :</text:span><text:span text:style-name="T5"> Nombre de 4 chiffres représentant l'année de la DRM précédente ;</text:span></text:p>
        </text:list-item>
        <text:list-item>
          <text:p text:style-name="P24"><text:span text:style-name="T7">Mois DRM précédente :</text:span><text:span text:style-name="T5"> Nombre de 2 chiffres représentant l'année de la DRM précédente ;</text:span></text:p>
        </text:list-item>
        <text:list-item>
          <text:p text:style-name="P24"><text:span text:style-name="T7">Rectificative DRM précédente :</text:span><text:span text:style-name="T5"> Vide si la DRM précédente n'était pas une DRM rectificative. Sinon indique le numéro de rectificative pour le mois et l'année donnée ;</text:span></text:p>
        </text:list-item>
        <text:list-item>
          <text:p text:style-name="P23"><text:span text:style-name="T7">Catégorie :</text:span><text:span text:style-name="T6"> Chaîne de caractère décrivant la certification (AOC, AOP, IGP, Sans IG) du produit concerné par cette ligne (voir pour plus de détails la liste des certifications autorisées en Annexe 1);</text:span></text:p>
        </text:list-item>
        <text:list-item>
          <text:p text:style-name="P21">Code declarvin : Ce champ n'est pas utilisé dans ce type d’échange par l'application <text:span text:style-name="T1">declarvin </text:span>;;</text:p>
        </text:list-item>
        <text:list-item>
          <text:p text:style-name="P23"><text:span text:style-name="T7">Genre :</text:span><text:span text:style-name="T6"> Chaîne de caractère décrivant le genre du vin (Tranquille, Effervescent, ...) du produit concerné par cette ligne (voir pour plus de détails la liste des certifications autorisées en Annexe 2);</text:span></text:p>
        </text:list-item>
        <text:list-item>
          <text:p text:style-name="P21">Code declarvin : Ce champ n'est pas utilisé dans ce type d’échange par l'application <text:span text:style-name="T1">declarvin </text:span>;</text:p>
        </text:list-item>
        <text:list-item>
          <text:p text:style-name="P23"><text:span text:style-name="T7">Dénomination :</text:span><text:span text:style-name="T6"> Chaîne de caractère décrivant l'appellation du produit concerné par cette ligne de la DRM (voir pour plus de détails la liste des appellations autorisées en Annexe 3) ;</text:span></text:p>
        </text:list-item>
        <text:list-item>
          <text:p text:style-name="P21">Code declarvin : Ce champ n'est pas utilisé dans ce type d’échange par l'application <text:span text:style-name="T1">declarvin </text:span>;</text:p>
        </text:list-item>
        <text:list-item>
          <text:p text:style-name="P23"><text:span text:style-name="T7">Lieu :</text:span><text:span text:style-name="T6"> Chaîne de caractère décrivant le lieu du produit concerné pas cette ligne de la DRM (voir <text:s/>pour plus de détails la liste des appellations autorisées en Annexe 4) ;</text:span></text:p>
        </text:list-item>
        <text:list-item>
          <text:p text:style-name="P21">Code declarvin : Ce champ n'est pas utilisé dans ce type d’échange par l'application <text:span text:style-name="T1">declarvin </text:span>;</text:p>
        </text:list-item>
        <text:list-item>
          <text:p text:style-name="P23"><text:span text:style-name="T7">Couleur :</text:span><text:span text:style-name="T6"> Chaîne de caractère décrivant la couleur du produit concerné par cette ligne de la DRM (voir pour plus de détails la liste des couleurs autorisées en Annexe 5) ;</text:span></text:p>
        </text:list-item>
        <text:list-item>
          <text:p text:style-name="P21">Code declarvin : Ce champ n'est pas utilisé dans ce type d’échange par l'application <text:span text:style-name="T1">declarvin </text:span>;</text:p>
        </text:list-item>
        <text:list-item>
          <text:p text:style-name="P23"><text:span text:style-name="T7">Cépage :</text:span><text:span text:style-name="T6"> Chaîne de caractère décrivant le cépage du produit concerné par cette ligne de la DRM (voir pour plus de détails la liste des cépages autorisés en Annexe 6). Ce champ peut être vide ;</text:span></text:p>
        </text:list-item>
        <text:list-item>
          <text:p text:style-name="P21">Code declarvin : Ce champ n'est pas utilisé dans ce type d’échange par l'application <text:span text:style-name="T1">declarvin </text:span>;</text:p>
        </text:list-item>
        <text:list-item>
          <text:p text:style-name="P23"><text:span text:style-name="T7">Millésime :</text:span><text:span text:style-name="T6"> Chaîne de 4 caractères décrivant le millésime du produit concernés par cette ligne de la DRM. Ce champ peut être vide ;</text:span></text:p>
        </text:list-item>
        <text:list-item>
          <text:p text:style-name="P21">Code declarvin : Ce champ n'est pas utilisé dans ce type d’échange par l'application <text:span text:style-name="T1">declarvin </text:span>;</text:p>
        </text:list-item>
        <text:list-item>
          <text:p text:style-name="P23"><text:span text:style-name="T7">Labels :</text:span><text:span text:style-name="T6"> Chaîne de caractère décrivant les labels du produit concerné par cette ligne de la DRM (voir pour plus de détails la liste des labels autorisés en Annexe 7). Ce champ peut être vide ;</text:span></text:p>
        </text:list-item>
        <text:list-item>
          <text:p text:style-name="P21">Code declarvin : Ce champ n'est pas utilisé dans ce type d’échange par l'application <text:span text:style-name="T1">declarvin </text:span>;</text:p>
        </text:list-item>
        <text:list-item>
          <text:p text:style-name="P23"><text:span text:style-name="T7">Mention :</text:span><text:span text:style-name="T6"> Chaîne de caractère décrivant l'éventuelle mention complémentaire du produit concerné par cette ligne de la DRM. Ce champ peut être vide ;</text:span></text:p>
        </text:list-item>
        <text:list-item>
          <text:p text:style-name="P23"><text:span text:style-name="T7">Rappel stock théorique début de mois :</text:span><text:span text:style-name="T6"> Nombre indiquant le stock théorique à déclarer pour la DRM courante (il doit être égal au stock fin de mois de la DRM du mois précédent sauf au mois d'août) ;</text:span></text:p>
        </text:list-item>
        <text:list-item>
          <text:p text:style-name="P23"><text:span text:style-name="T6">Dont Vin bloqué</text:span><text:span text:style-name="T6"> : </text:span><text:span text:style-name="T5">Ce champ n'est pas utilisé dans ce type d’échange par l'application </text:span><text:span text:style-name="T1">declarvin </text:span><text:span text:style-name="T5">;</text:span></text:p>
        </text:list-item>
        <text:list-item>
          <text:p text:style-name="P24"><text:soft-page-break/><text:span text:style-name="T5">Dont Vin warranté : Ce champ n'est pas utilisé dans ce type d’échange par l'application </text:span><text:span text:style-name="T1">declarvin </text:span><text:span text:style-name="T5">;</text:span></text:p>
        </text:list-item>
        <text:list-item>
          <text:p text:style-name="P24"><text:span text:style-name="T5">Dont Vin en instance : Ce champ n'est pas utilisé dans ce type d’échange par l'application </text:span><text:span text:style-name="T1">declarvin </text:span><text:span text:style-name="T5">;</text:span></text:p>
        </text:list-item>
        <text:list-item>
          <text:p text:style-name="P24"><text:span text:style-name="T5">Dont Vin commercialisable : Ce champ n'est pas utilisé dans ce type d’échange par l'application </text:span><text:span text:style-name="T1">declarvin </text:span><text:span text:style-name="T5">;</text:span></text:p>
        </text:list-item>
        <text:list-item>
          <text:p text:style-name="P24"><text:span text:style-name="T7">Entrée :</text:span><text:span text:style-name="T5"> Nombre indiquant la somme des volumes entrés en cave ;</text:span></text:p>
        </text:list-item>
        <text:list-item>
          <text:p text:style-name="P24"><text:span text:style-name="T7">Achats :</text:span><text:span text:style-name="T5"> Nombre indiquant les volumes entrés dans le cadre d'achats;</text:span></text:p>
        </text:list-item>
        <text:list-item>
          <text:p text:style-name="P24"><text:span text:style-name="T7">Récolte </text:span><text:span text:style-name="T5">: Nombre indiquant les volumes entrés dans le cadre de récoltes;</text:span></text:p>
        </text:list-item>
        <text:list-item>
          <text:p text:style-name="P24"><text:span text:style-name="T7">Replis / Changement de dénomination :</text:span><text:span text:style-name="T5"> Nombre indiquant les volumes entrés <text:s/>dans le cadre de replis ou de changements de dénomination ;</text:span></text:p>
        </text:list-item>
        <text:list-item>
          <text:p text:style-name="P24"><text:span text:style-name="T7">Déclassement :</text:span><text:span text:style-name="T5"> Nombre indiquant les volumes entrés dans le cadre de déclassement ;</text:span></text:p>
        </text:list-item>
        <text:list-item>
          <text:p text:style-name="P24"><text:span text:style-name="T7">Transfert de chai / Embouteillage :</text:span><text:span text:style-name="T5"> Nombre indiquant les volumes entrés dans le cadre de transfert de chai ou d'embouteillage ;</text:span></text:p>
        </text:list-item>
        <text:list-item>
          <text:p text:style-name="P24"><text:span text:style-name="T7">Réintégration CRD :</text:span><text:span text:style-name="T5"> Nombre indiquant les volumes de réintégration de CRD ;</text:span></text:p>
        </text:list-item>
        <text:list-item>
          <text:p text:style-name="P24"><text:span text:style-name="T7">Sorties :</text:span><text:span text:style-name="T5"> Nombre indiquant la somme des volumes sortis de la cave pour le mois courrant ;</text:span></text:p>
        </text:list-item>
        <text:list-item>
          <text:p text:style-name="P24"><text:span text:style-name="T7">Vrac DAA/DAE :</text:span><text:span text:style-name="T5"> Nombre indiquant les volumes sortis dans le cadre de Vrac DAA/DAE ;</text:span></text:p>
        </text:list-item>
        <text:list-item>
          <text:p text:style-name="P24"><text:span text:style-name="T7">Conditionné Export :</text:span><text:span text:style-name="T5"> Nombre indiquant les volumes sortis dans le cadre d'exports conditionnés ;</text:span></text:p>
        </text:list-item>
        <text:list-item>
          <text:p text:style-name="P24"><text:span text:style-name="T7">DSA / Tickets / Factures :</text:span><text:span text:style-name="T5"> Nombre indiquant les volumes sortis dans le cadre de DSA, de tickets ou de </text:span><text:span text:style-name="T5">factures ;</text:span></text:p>
        </text:list-item>
        <text:list-item>
          <text:p text:style-name="P24"><text:span text:style-name="T7">CRD France :</text:span><text:span text:style-name="T5"> Nombre indiquant les volumes sortis dans le cadre de CRD France ;</text:span></text:p>
        </text:list-item>
        <text:list-item>
          <text:p text:style-name="P24"><text:span text:style-name="T7">Conso Fam. / Analyses / Dégustation :</text:span><text:span text:style-name="T5"> Nombre indiquant les volumes sortis dans le cadre de consommation familiales, d'analyses ou de dégustations ;</text:span></text:p>
        </text:list-item>
        <text:list-item>
          <text:p text:style-name="P24"><text:span text:style-name="T7">Pertes :</text:span><text:span text:style-name="T5"> Nombre indiquant les volumes sortis dans le cadre de pertes ;</text:span></text:p>
        </text:list-item>
        <text:list-item>
          <text:p text:style-name="P24"><text:span text:style-name="T7">Non rev. / Déclassement :</text:span><text:span text:style-name="T5"> Nombre indiquant les volumes sortis dans le cadre de produits non revendiqués ou déclassés ;</text:span></text:p>
        </text:list-item>
        <text:list-item>
          <text:p text:style-name="P24"><text:span text:style-name="T7">Changement / Repli :</text:span><text:span text:style-name="T5"> Nombre indiquant les volumes sortis dans le cadre de changement de dénomination ou de replis ;</text:span></text:p>
        </text:list-item>
        <text:list-item>
          <text:p text:style-name="P24"><text:span text:style-name="T7">Transfert de chai / Embouteillage :</text:span><text:span text:style-name="T5"> Nombre indiquant les volumes sortis dans le cadre de transfert de chai ou d'embouteillage ;</text:span></text:p>
        </text:list-item>
        <text:list-item>
          <text:p text:style-name="P24"><text:span text:style-name="T7">Destruction / Distillation</text:span><text:span text:style-name="T5"> : <text:s/>Nombre indiquant les volumes sortis dans le cadre de destruction ou distillation;</text:span></text:p>
        </text:list-item>
        <text:list-item>
          <text:p text:style-name="P24"><text:span text:style-name="T7">Lies :</text:span><text:span text:style-name="T5"> Nombre indiquant les volumes sortis dans le cadre de lies ;</text:span></text:p>
        </text:list-item>
        <text:list-item>
          <text:p text:style-name="P24"><text:span text:style-name="T7">Stock théorique fin de mois :</text:span><text:span text:style-name="T5"> Nombre indiquant le volume de stock pour ce produit à la fin du mois ;</text:span></text:p>
        </text:list-item>
        <text:list-item>
          <text:p text:style-name="P24"><text:span text:style-name="T7">Dont Vin bloqué :</text:span><text:span text:style-name="T5"> Nombre indiquant les volumes du stock qui correspondent à du vin bloqué ;</text:span></text:p>
        </text:list-item>
        <text:list-item>
          <text:p text:style-name="P24"><text:span text:style-name="T7">Dont Vin warranté :</text:span><text:span text:style-name="T5"> Nombre indiquant les volumes du stock qui correspondent à du vin warranté ;</text:span></text:p>
        </text:list-item>
        <text:list-item>
          <text:p text:style-name="P24"><text:span text:style-name="T7">Dont Vin en instance :</text:span><text:span text:style-name="T5"> Nombre indiquant les volumes du stock qui correspondent à un vin en instance ;</text:span></text:p>
        </text:list-item>
        <text:list-item>
          <text:p text:style-name="P24"><text:span text:style-name="T7">Dont Vin commercialisable :</text:span><text:span text:style-name="T5">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2166443823" text:style-name="L5">
        <text:list-item>
          <text:p text:style-name="P25"><text:span text:style-name="T7">Type d'enregistrement :</text:span><text:span text:style-name="T5"> Chaîne de caractère fixe ayant pour valeur « </text:span><text:span text:style-name="T13">CONTRAT</text:span><text:span text:style-name="T5"> » ;</text:span></text:p>
        </text:list-item>
        <text:list-item>
          <text:p text:style-name="P25"><text:span text:style-name="T7">Identifiant :</text:span><text:span text:style-name="T5"> Identifiant du déclarant ;</text:span></text:p>
        </text:list-item>
        <text:list-item>
          <text:p text:style-name="P25"><text:span text:style-name="T7">Nom déclarant :</text:span><text:span text:style-name="T5"> Chaîne de caractère contenant le nom du déclarant ;</text:span></text:p>
        </text:list-item>
        <text:list-item>
          <text:p text:style-name="P25"><text:span text:style-name="T7">Année DRM courante :</text:span><text:span text:style-name="T5"> Nombre de 4 chiffres représentant l'année de la DRM en cours de déclaration ;</text:span></text:p>
        </text:list-item>
        <text:list-item>
          <text:p text:style-name="P25"><text:span text:style-name="T7">Mois DRM courante :</text:span><text:span text:style-name="T5"> Nombre de 2 chiffres représentant l'année de la DRM en cours de déclaration ;</text:span></text:p>
        </text:list-item>
        <text:list-item>
          <text:p text:style-name="P25"><text:span text:style-name="T7">Rectificative DRM courante :</text:span><text:span text:style-name="T5"> Vide si la DRM n'est pas une DRM rectificative. Sinon indique le numéro de rectificative pour le mois et l'année donnée ;</text:span></text:p>
        </text:list-item>
        <text:list-item>
          <text:p text:style-name="P25"><text:span text:style-name="T7">Année DRM précédente :</text:span><text:span text:style-name="T5"> Nombre de 4 chiffres représentant l'année de la DRM précédente ;</text:span></text:p>
        </text:list-item>
        <text:list-item>
          <text:p text:style-name="P25"><text:span text:style-name="T7">Mois DRM précédente :</text:span><text:span text:style-name="T5"> Nombre de 2 chiffres représentant l'année de la DRM précédente ;</text:span></text:p>
        </text:list-item>
        <text:list-item>
          <text:p text:style-name="P27"><text:span text:style-name="T7">Rectificative DRM précédente :</text:span><text:span text:style-name="T6"> Vide si la DRM précédente n'était pas une DRM rectificative. Sinon indique le numéro de rectificative pour le mois et l'année donnée ;</text:span></text:p>
        </text:list-item>
        <text:list-item>
          <text:p text:style-name="P27"><text:span text:style-name="T7">Catégorie :</text:span><text:span text:style-name="T6"> Chaîne de caractère décrivant la certification (AOC, AOP, IGP, Sans IG) du produit concerné par cette ligne (voir pour plus de détails la liste des certifications autorisées en Annexe 1);</text:span></text:p>
        </text:list-item>
        <text:list-item>
          <text:p text:style-name="P27"><text:span text:style-name="T6">Code declarvin : Ce champ n'est pas utilisé par cette version de l'application </text:span><text:span text:style-name="T2">declarvin</text:span><text:span text:style-name="T6"> ;</text:span></text:p>
        </text:list-item>
        <text:list-item>
          <text:p text:style-name="P27"><text:span text:style-name="T7">Genre :</text:span><text:span text:style-name="T6"> Chaîne de caractère décrivant le genre du vin (Tranquille, Effervescent, ...) du produit concerné par cette ligne (voir pour plus de détails la liste des certifications autorisées en Annexe 2);</text:span></text:p>
        </text:list-item>
        <text:list-item>
          <text:p text:style-name="P27"><text:span text:style-name="T6">Code declarvin : Ce champ n'est pas utilisé par cette version de l'application </text:span><text:span text:style-name="T2">declarvin</text:span><text:span text:style-name="T6"> ;</text:span></text:p>
        </text:list-item>
        <text:list-item>
          <text:p text:style-name="P27"><text:span text:style-name="T7">Dénomination :</text:span><text:span text:style-name="T6"> Chaîne de caractère décrivant l'appellation du produit concerné par cette ligne de la DRM (voir pour plus de détails la liste des appellations autorisées en Annexe 3) ;</text:span></text:p>
        </text:list-item>
        <text:list-item>
          <text:p text:style-name="P27"><text:span text:style-name="T6">Code declarvin : Ce champ n'est pas utilisé par cette version de l'application </text:span><text:span text:style-name="T2">declarvin</text:span><text:span text:style-name="T6"> ;</text:span></text:p>
        </text:list-item>
        <text:list-item>
          <text:p text:style-name="P27"><text:span text:style-name="T7">Lieu :</text:span><text:span text:style-name="T6"> Chaîne de caractère décrivant le lieu du produit concerné pas cette ligne de la DRM (voir <text:s/>pour plus de détails la liste des appellations autorisées en Annexe 4) ;</text:span></text:p>
        </text:list-item>
        <text:list-item>
          <text:p text:style-name="P27"><text:span text:style-name="T6">Code declarvin : Ce champ n'est pas utilisé par cette version de l'application </text:span><text:span text:style-name="T2">declarvin</text:span><text:span text:style-name="T6"> ;</text:span></text:p>
        </text:list-item>
        <text:list-item>
          <text:p text:style-name="P27"><text:span text:style-name="T7">Couleur :</text:span><text:span text:style-name="T6"> Chaîne de caractère décrivant la couleur du produit concerné par cette ligne de la DRM (voir pour plus de détails la liste des couleurs autorisées en Annexe 5) ;</text:span></text:p>
        </text:list-item>
        <text:list-item>
          <text:p text:style-name="P27"><text:soft-page-break/><text:span text:style-name="T6">Code declarvin : Ce champ n'est pas utilisé par cette version de l'application </text:span><text:span text:style-name="T2">declarvin</text:span><text:span text:style-name="T6"> ;</text:span></text:p>
        </text:list-item>
        <text:list-item>
          <text:p text:style-name="P27"><text:span text:style-name="T7">Cépage :</text:span><text:span text:style-name="T6"> Chaîne de caractère décrivant le cépage du produit concerné par cette ligne de la DRM (voir pour plus de détails la liste des cépages autorisés en Annexe 6). Ce champ peut être vide ;</text:span></text:p>
        </text:list-item>
        <text:list-item>
          <text:p text:style-name="P27"><text:span text:style-name="T6">Code declarvin : Ce champ n'est pas utilisé par cette version de l'application </text:span><text:span text:style-name="T2">declarvin</text:span><text:span text:style-name="T6"> ;</text:span></text:p>
        </text:list-item>
        <text:list-item>
          <text:p text:style-name="P27"><text:span text:style-name="T7">Millésime :</text:span><text:span text:style-name="T6"> Chaîne de 4 caractères décrivant le milléesime du produit concernés par cette ligne de la DRM. Ce champ peut être vide ;</text:span></text:p>
        </text:list-item>
        <text:list-item>
          <text:p text:style-name="P27"><text:span text:style-name="T6">Code declarvin : Ce champ n'est pas utilisé par cette version de l'application </text:span><text:span text:style-name="T2">declarvin</text:span><text:span text:style-name="T6"> ;</text:span></text:p>
        </text:list-item>
        <text:list-item>
          <text:p text:style-name="P27"><text:span text:style-name="T7">Labels :</text:span><text:span text:style-name="T6"> Chaîne de caractère décrivant les labels du produit concerné par cette ligne de la DRM (voir pour plus de détails la liste des labels autorisés en Annexe 7). Ce champ peut être vide ;</text:span></text:p>
        </text:list-item>
        <text:list-item>
          <text:p text:style-name="P27"><text:span text:style-name="T6">Code declarvin : Ce champ n'est pas utilisé par cette version de l'application </text:span><text:span text:style-name="T2">declarvin</text:span><text:span text:style-name="T6"> ;</text:span></text:p>
        </text:list-item>
        <text:list-item>
          <text:p text:style-name="P27"><text:span text:style-name="T7">Mention :</text:span><text:span text:style-name="T6"> Chaîne de caractère décrivant l'éventuelle mention complémentaire du produit concerné par cette ligne de la DRM. Ce champ peut être vide ;</text:span></text:p>
        </text:list-item>
        <text:list-item>
          <text:p text:style-name="P27"><text:span text:style-name="T7">Numéro du contrat :</text:span><text:span text:style-name="T6"> Chaîne indiquant le numéro du contrat concerné ;</text:span></text:p>
        </text:list-item>
        <text:list-item>
          <text:p text:style-name="P27"><text:span text:style-name="T7">Volume du contrat :</text:span><text:span text:style-name="T6">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877906153" text:style-name="L6">
        <text:list-item>
          <text:p text:style-name="P26"><text:span text:style-name="T7">Type d'enregistrement :</text:span><text:span text:style-name="T5"> Chaîne de caractère fixe ayant pour valeur « </text:span><text:span text:style-name="T13">ADMINISTRATIF</text:span><text:span text:style-name="T5"> » ;</text:span></text:p>
        </text:list-item>
        <text:list-item>
          <text:p text:style-name="P26"><text:span text:style-name="T7">Identifiant :</text:span><text:span text:style-name="T5"> Identifiant du déclarant ;</text:span></text:p>
        </text:list-item>
        <text:list-item>
          <text:p text:style-name="P26"><text:span text:style-name="T7">Nom déclarant :</text:span><text:span text:style-name="T5"> Chaîne de caractère contenant le nom du déclarant ;</text:span></text:p>
        </text:list-item>
        <text:list-item>
          <text:p text:style-name="P26"><text:span text:style-name="T7">Année DRM courante :</text:span><text:span text:style-name="T5"> Nombre de 4 chiffres représentant l'année de la DRM en cours de déclaration ;</text:span></text:p>
        </text:list-item>
        <text:list-item>
          <text:p text:style-name="P26"><text:span text:style-name="T7">Mois DRM courante :</text:span><text:span text:style-name="T5"> Nombre de 2 chiffres représentant l'année de la DRM en cours de déclaration ;</text:span></text:p>
        </text:list-item>
        <text:list-item>
          <text:p text:style-name="P26"><text:span text:style-name="T7">Rectificative DRM courante :</text:span><text:span text:style-name="T5"> Vide si la DRM n'est pas une DRM rectificative. Sinon indique le numéro de rectificative pour le mois et l'année donnée ;</text:span></text:p>
        </text:list-item>
        <text:list-item>
          <text:p text:style-name="P26"><text:span text:style-name="T7">Année DRM précédente :</text:span><text:span text:style-name="T5"> Nombre de 4 chiffres représentant l'année de la DRM précédente ;</text:span></text:p>
        </text:list-item>
        <text:list-item>
          <text:p text:style-name="P26"><text:span text:style-name="T7">Mois DRM précédente :</text:span><text:span text:style-name="T5"> Nombre de 2 chiffres représentant l'année de la DRM précédente ;</text:span></text:p>
        </text:list-item>
        <text:list-item>
          <text:p text:style-name="P26"><text:span text:style-name="T7">Clé administrative :</text:span><text:span text:style-name="T5"> Chaîne de caractères indiquant la clé administrative à modifier (voir pour plus de détails la liste des clés administratives en Annexe 8) ;</text:span></text:p>
        </text:list-item>
        <text:list-item>
          <text:p text:style-name="P26"><text:span text:style-name="T7">Valeur administrative :</text:span><text:span text:style-name="T5"> Chaîne de caractère indiquant la valeur à modifier pour la clé précédemment indiquée.</text:span></text:p>
          <text:p text:style-name="P20"/>
        </text:list-item>
      </text:list>
      <text:p text:style-name="P2"><text:span text:style-name="T7">Exemple de fichier CSV attendu en entrée </text:span><text:span text:style-name="T3">declarvin </text:span><text:span text:style-name="T7">: </text:span></text:p>
      <text:p text:style-name="P5"/>
      <table:table table:name="Table3" table:style-name="Table3">
        <table:table-column table:style-name="Table3.A"/>
        <table:table-column table:style-name="Table3.B"/>
        <table:table-row>
          <table:table-cell table:style-name="Table3.A1" office:value-type="float" office:value="1">
            <text:p text:style-name="P53">1</text:p>
          </table:table-cell>
          <table:table-cell table:style-name="Table3.B1" office:value-type="string">
            <text:p text:style-name="P53">#DETAIL;Identifiant;Nom déclarant;Année;Mois;rectificative;Année;Mois;rectificative;Catégorie;;Genre;;Dénomination;;Lieu;;Couleur;;Cépage;;Millésime;;Labels|Labels;;Mention;Rappel stock théorique début de mois;Entrée;Achats;Récolte;Replis / Changement de dénomination;Déclassement;Transfert de chai / Embouteillage;Réintégration CRD;Sorties;Vrac DAA/DAE;Conditionné Export;DSA / Tickets / Factures;CRD France;Conso Fam. / Analyses / Dégustation;Pertes;Non rev. / Déclassement;Changement / Repli;Transfert de chai / Embouteillage;Destruction / Distillation;Lies;Stock théorique fin de mois;Dont Vin bloqué;Dont Vin warranté;Dont Vin en instance;Dont Vin commercialisable</text:p>
          </table:table-cell>
        </table:table-row>
        <table:table-row>
          <table:table-cell table:style-name="Table3.A2" office:value-type="float" office:value="2">
            <text:p text:style-name="P53">2</text:p>
          </table:table-cell>
          <table:table-cell table:style-name="Table3.B2" office:value-type="string">
            <text:p text:style-name="P53">DETAIL;9223700100;Garage d'actualys;2012;1;;2011;12;;AOP;;Tranquille;;Côtes de Provence;;Frejus;;Blanc;;;;;;Agriculture Biologique|Biodynamie;;;;0;70;0;70;0;0;0;0;50;10;10;10;10;10;0;0;0;0;0;0;20;0;0;0</text:p>
          </table:table-cell>
        </table:table-row>
        <table:table-row>
          <table:table-cell table:style-name="Table3.A3" office:value-type="string">
            <text:p text:style-name="P53">3 </text:p>
          </table:table-cell>
          <table:table-cell table:style-name="Table3.B2" office:value-type="string">
            <text:p text:style-name="P53">DETAIL;9223700100;Garage d'actualys;2012;1;1;2011;12;;AOP;;Tranquille;;Côtes de Provence;;;;Rouge;;;;;;Agriculture Biologique|Biodynamie;;;0;50;50;0;0;0;0;0;50;10;10;10;10;10;0;0;0;0;0;0;0;0;0;0;0</text:p>
          </table:table-cell>
        </table:table-row>
        <table:table-row>
          <table:table-cell table:style-name="Table3.A3" office:value-type="string">
            <text:p text:style-name="P53">4</text:p>
          </table:table-cell>
          <table:table-cell table:style-name="Table3.B2" office:value-type="string">
            <text:p text:style-name="P53">#CONTRAT;Identifiant;Nom déclarant;Année;Mois;rectificative;Année;Mois;rectificative;Catégorie;;Genre;;Dénomination;;Lieu;;Couleur;;Cépage;;Millésime;;Labels|Labels;;Mention;Numéro contrat;Volume contrat</text:p>
          </table:table-cell>
        </table:table-row>
        <table:table-row>
          <table:table-cell table:style-name="Table3.A2" office:value-type="float" office:value="5">
            <text:p text:style-name="P53">5</text:p>
          </table:table-cell>
          <table:table-cell table:style-name="Table3.B2" office:value-type="string">
            <text:p text:style-name="P53">CONTRAT;9223700100;Garage d'actualys;2012;1;;2011;12;;AOP;;Tranquille;;Côtes de Provence;;Frejus;;Rouge;;;;;;Agriculture Biologique|Biodynamie;;;123456;10</text:p>
          </table:table-cell>
        </table:table-row>
        <table:table-row>
          <table:table-cell table:style-name="Table3.A2" office:value-type="float" office:value="6">
            <text:p text:style-name="P53">6</text:p>
          </table:table-cell>
          <table:table-cell table:style-name="Table3.B2" office:value-type="string">
            <text:p text:style-name="P53">CONTRAT;9223700100;Garage d'actualys;2012;1;;2011;12;;AOP;;Tranquille;Côtes de Provence;;Frejus;;Blanc;;;;;;;Agriculture Biologique|Biodynamie;;;723457;10</text:p>
          </table:table-cell>
        </table:table-row>
        <table:table-row>
          <table:table-cell table:style-name="Table3.A2" office:value-type="float" office:value="7">
            <text:p text:style-name="P53">7</text:p>
          </table:table-cell>
          <table:table-cell table:style-name="Table3.B2" office:value-type="string">
            <text:p text:style-name="P53">#ADMINISTRATIF;Identifiant;Nom déclarant;Année;Mois;rectificative;Année;Mois;rectificative;clé;valeur;;;;;;;;;;;;;;;;;;;;;;;;;;;;;;;;;;;;;;;;</text:p>
          </table:table-cell>
        </table:table-row>
        <table:table-row>
          <table:table-cell table:style-name="Table3.A2" office:value-type="float" office:value="8">
            <text:p text:style-name="P53">8</text:p>
          </table:table-cell>
          <table:table-cell table:style-name="Table3.B2" office:value-type="string">
            <text:p text:style-name="P53">ADMINISTRATIF;9223700100;Garage d'actualys;2012;1;;2011;12;;Banque;CMB</text:p>
          </table:table-cell>
        </table:table-row>
        <table:table-row>
          <table:table-cell table:style-name="Table3.A2" office:value-type="float" office:value="9">
            <text:p text:style-name="P53">9</text:p>
          </table:table-cell>
          <table:table-cell table:style-name="Table3.B2" office:value-type="string">
            <text:p text:style-name="P53">ADMINISTRATIF;9223700100;Garage d'actualys;2012;1;;2011;12;;DAA du;3200</text:p>
          </table:table-cell>
        </table:table-row>
        <table:table-row>
          <table:table-cell table:style-name="Table3.A2" office:value-type="float" office:value="10">
            <text:p text:style-name="P53">10</text:p>
          </table:table-cell>
          <table:table-cell table:style-name="Table3.B2" office:value-type="string">
            <text:p text:style-name="P53">ADMINISTRATIF;9223700100;Garage d'actualys;2012;1;;2011;12;;DAA au;3260</text:p>
          </table:table-cell>
        </table:table-row>
      </table:table>
      <text:p text:style-name="P3">Les lignes 1, 4 et 7 sont des lignes de commentaires, elles sont donc facultatives.</text:p>
      <text:p text:style-name="P2"/>
      <text:p text:style-name="P1"><text:soft-page-break/>Description des données en sortie <text:span text:style-name="T1">declarvin </text:span>:</text:p>
      <text:p text:style-name="P1"/>
      <text:p text:style-name="P7"><text:span text:style-name="T10">Le fichier CSV de sortie indique soit que le chargement s'est bien passé, soit les erreurs rencontrées. Dans ce second cas, le fichier contient une erreur par ligne. La DRM ne sera donc pas enregistrée dans </text:span><text:span text:style-name="T2">declarvin</text:span><text:span text:style-name="T6"> et elle ne sera donc pas transmise aux douanes.</text:span></text:p>
      <text:p text:style-name="P8"/>
      <text:p text:style-name="P9">Description des champs fournis en sortie <text:span text:style-name="T1">declarvin </text:span>:</text:p>
      <text:p text:style-name="P9"/>
      <text:list xml:id="list794100920" text:style-name="L7">
        <text:list-item>
          <text:p text:style-name="P28"><text:span text:style-name="T9">Type de retour : </text:span><text:span text:style-name="T10">Chaîne de caractère valant : «</text:span><text:span text:style-name="T11"> OK </text:span><text:span text:style-name="T10">» en cas de chargement réalisé avec succès ; «</text:span><text:span text:style-name="T11"> ERREUR </text:span><text:span text:style-name="T10">» en cas de chargement d'un fichier erroné ;</text:span></text:p>
        </text:list-item>
        <text:list-item>
          <text:p text:style-name="P29">Type d'erreur : <text:span text:style-name="T10">Chaîne de caractère valant : «</text:span><text:span text:style-name="T11"> LIGNE </text:span><text:span text:style-name="T10">» en cas d'erreur sur une ligne précise ; «</text:span><text:span text:style-name="T11"> COHERENCE </text:span><text:span text:style-name="T10">» en cas d'erreur portant sur la cohérence du fichier ;</text:span></text:p>
        </text:list-item>
        <text:list-item>
          <text:p text:style-name="P29">Numéro de ligne :<text:span text:style-name="T10"> Numéro de la ligne incriminée lors d'une « erreur LIGNE » ;</text:span></text:p>
        </text:list-item>
        <text:list-item>
          <text:p text:style-name="P29">Message :<text:span text:style-name="T10">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53">1</text:p>
          </table:table-cell>
          <table:table-cell table:style-name="Table4.B1" office:value-type="string">
            <text:p text:style-name="P53">#ERROR;TYPE;No Ligne;Message</text:p>
          </table:table-cell>
        </table:table-row>
        <table:table-row>
          <table:table-cell table:style-name="Table4.A2" office:value-type="float" office:value="2">
            <text:p text:style-name="P53">2</text:p>
          </table:table-cell>
          <table:table-cell table:style-name="Table4.B2" office:value-type="string">
            <text:p text:style-name="P53">ERROR;LIGNE;1;Impossible d'identifier le produit (aop / ctes de provence);</text:p>
          </table:table-cell>
        </table:table-row>
        <table:table-row>
          <table:table-cell table:style-name="Table4.A2" office:value-type="float" office:value="3">
            <text:p text:style-name="P53">3</text:p>
          </table:table-cell>
          <table:table-cell table:style-name="Table4.B2" office:value-type="string">
            <text:p text:style-name="P53">ERROR;COHERENCE;;Impossible de trouver un contrat correspondant aux sorties "AOP / Côtes de Provence / Rouge"</text:p>
          </table:table-cell>
        </table:table-row>
      </table:table>
      <text:p text:style-name="P2"/>
      <text:p text:style-name="P9"/>
      <text:p text:style-name="P6"/>
      <text:h text:style-name="P37" text:outline-level="1"/>
      <text:h text:style-name="P35" text:outline-level="1"/>
      <text:h text:style-name="P35" text:outline-level="1"/>
      <text:p text:style-name="P12"/>
      <text:p text:style-name="P12"/>
      <text:p text:style-name="P12"/>
      <text:p text:style-name="P12"/>
      <text:h text:style-name="P36" text:outline-level="1">Annexes</text:h>
      <text:h text:style-name="P44" text:outline-level="3"/>
      <text:h text:style-name="P47" text:outline-level="3">Annexe 1 : Catalogue produit</text:h>
      <text:p text:style-name="P33"><text:span text:style-name="T5">Voir fichier CSV joint.</text:span></text:p>
      <text:h text:style-name="P43" text:outline-level="3">Annexe 2 : Catalogue des labels supplémentaires</text:h>
      <text:p text:style-name="P33"><text:span text:style-name="T5">Voir fichier CSV joint.</text:span></text:p>
      <text:h text:style-name="P43" text:outline-level="3">Annexe 3 : Exemples</text:h>
      <text:p text:style-name="P33"><text:span text:style-name="T5"/></text:p>
      <text:h text:style-name="P43" text:outline-level="3">Annexe 4 : Liste des clés administratives</text:h>
      <table:table table:name="Table5" table:style-name="Table5">
        <table:table-column table:style-name="Table5.A"/>
        <table:table-column table:style-name="Table5.B"/>
        <table:table-column table:style-name="Table5.C"/>
        <table:table-row>
          <table:table-cell table:style-name="Table5.A1" office:value-type="string">
            <text:p text:style-name="P48">Nom champ</text:p>
          </table:table-cell>
          <table:table-cell table:style-name="Table5.A1" office:value-type="string">
            <text:p text:style-name="P48">Valeurs possibles</text:p>
          </table:table-cell>
          <table:table-cell table:style-name="Table5.C1" office:value-type="string">
            <text:p text:style-name="P48">Signification</text:p>
          </table:table-cell>
        </table:table-row>
        <table:table-row>
          <table:table-cell table:style-name="Table5.A2" office:value-type="string">
            <text:p text:style-name="P51">DEFAUT_APUREMENT</text:p>
          </table:table-cell>
          <table:table-cell table:style-name="Table5.A2" office:value-type="string">
            <text:p text:style-name="P51">0 ou 1</text:p>
          </table:table-cell>
          <table:table-cell table:style-name="Table5.C2" office:value-type="string">
            <text:p text:style-name="Table_20_Contents">1 si la DRM déclare un défaut d'apurement</text:p>
          </table:table-cell>
        </table:table-row>
        <table:table-row>
          <table:table-cell table:style-name="Table5.A2" office:value-type="string">
            <text:p text:style-name="P51">DAA_DU</text:p>
          </table:table-cell>
          <table:table-cell table:style-name="Table5.A2" office:value-type="string">
            <text:p text:style-name="P51">nombre</text:p>
          </table:table-cell>
          <table:table-cell table:style-name="Table5.C2" office:value-type="string">
            <text:p text:style-name="Table_20_Contents">Identifiant ou date du début de la DAA</text:p>
          </table:table-cell>
        </table:table-row>
        <table:table-row>
          <table:table-cell table:style-name="Table5.A2" office:value-type="string">
            <text:p text:style-name="P51">DAA_AU</text:p>
          </table:table-cell>
          <table:table-cell table:style-name="Table5.A2" office:value-type="string">
            <text:p text:style-name="P51">nombre</text:p>
          </table:table-cell>
          <table:table-cell table:style-name="Table5.C2" office:value-type="string">
            <text:p text:style-name="Table_20_Contents">Identifiant ou date de la fin de la DAA</text:p>
          </table:table-cell>
        </table:table-row>
        <table:table-row>
          <table:table-cell table:style-name="Table5.A2" office:value-type="string">
            <text:p text:style-name="P51">DSA_DU</text:p>
          </table:table-cell>
          <table:table-cell table:style-name="Table5.A2" office:value-type="string">
            <text:p text:style-name="P51">nombre</text:p>
          </table:table-cell>
          <table:table-cell table:style-name="Table5.C2" office:value-type="string">
            <text:p text:style-name="Table_20_Contents">Identifiant ou date du début de la DSA</text:p>
          </table:table-cell>
        </table:table-row>
        <table:table-row>
          <table:table-cell table:style-name="Table5.A2" office:value-type="string">
            <text:p text:style-name="P51">DSA_AU</text:p>
          </table:table-cell>
          <table:table-cell table:style-name="Table5.A2" office:value-type="string">
            <text:p text:style-name="P51">nombre</text:p>
          </table:table-cell>
          <table:table-cell table:style-name="Table5.C2" office:value-type="string">
            <text:p text:style-name="Table_20_Contents">Identifiant ou date de la fin de la DSA</text:p>
          </table:table-cell>
        </table:table-row>
        <table:table-row>
          <table:table-cell table:style-name="Table5.A2" office:value-type="string">
            <text:p text:style-name="P51">ADHESION_EMCS_GAMMA</text:p>
          </table:table-cell>
          <table:table-cell table:style-name="Table5.A2" office:value-type="string">
            <text:p text:style-name="P51">0 ou 1</text:p>
          </table:table-cell>
          <table:table-cell table:style-name="Table5.C2" office:value-type="string">
            <text:p text:style-name="Table_20_Contents">1 si adhésion Gamma ou EMCS</text:p>
          </table:table-cell>
        </table:table-row>
        <table:table-row>
          <table:table-cell table:style-name="Table5.A2" office:value-type="string">
            <text:p text:style-name="P51">CAUTION_DISPENSE</text:p>
          </table:table-cell>
          <table:table-cell table:style-name="Table5.A2" office:value-type="string">
            <text:p text:style-name="P51">0 ou 1</text:p>
          </table:table-cell>
          <table:table-cell table:style-name="Table5.C2" office:value-type="string">
            <text:p text:style-name="Table_20_Contents">1 si dispensé de caution</text:p>
          </table:table-cell>
        </table:table-row>
        <table:table-row>
          <table:table-cell table:style-name="Table5.A2" office:value-type="string">
            <text:p text:style-name="P51">CAUTION_ORGANISME</text:p>
          </table:table-cell>
          <table:table-cell table:style-name="Table5.A2" office:value-type="string">
            <text:p text:style-name="P51">Chaine de caractères</text:p>
          </table:table-cell>
          <table:table-cell table:style-name="Table5.C2" office:value-type="string">
            <text:p text:style-name="Table_20_Contents">Nom de l'organisme de caution</text:p>
          </table:table-cell>
        </table:table-row>
        <table:table-row>
          <table:table-cell table:style-name="Table5.A2" office:value-type="string">
            <text:p text:style-name="P51">PAIEMENT_FREQUENCE</text:p>
          </table:table-cell>
          <table:table-cell table:style-name="Table5.A2" office:value-type="string">
            <text:p text:style-name="P51">MENSUEL ou ANNUEL</text:p>
          </table:table-cell>
          <table:table-cell table:style-name="Table5.C2" office:value-type="string">
            <text:p text:style-name="Table_20_Contents">Fréquence du paiement aux douanes</text:p>
          </table:table-cell>
        </table:table-row>
        <table:table-row>
          <table:table-cell table:style-name="Table5.A2" office:value-type="string">
            <text:p text:style-name="P57">PAIEMENT_MOYEN</text:p>
          </table:table-cell>
          <table:table-cell table:style-name="Table5.A2" office:value-type="string">
            <text:p text:style-name="P57">NUMERAIRE ou VIREMENT ou CHEQUE</text:p>
          </table:table-cell>
          <table:table-cell table:style-name="Table5.C2" office:value-type="string">
            <text:p text:style-name="Table_20_Contents">Moyen de paiement aux douanes</text:p>
          </table:table-cell>
        </table:table-row>
      </table:table>
      <text:p text:style-name="Text_20_body"><text:span text:style-name="T7"/></text:p>
      <text:h text:style-name="P4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3-16T10:21:34</meta:creation-date>
    <dc:date>2012-04-02T18:23:28</dc:date>
    <dc:creator>Tangui Morlier</dc:creator>
    <meta:editing-duration>PT13H20M10S</meta:editing-duration>
    <meta:editing-cycles>46</meta:editing-cycles>
    <meta:generator>OpenOffice.org/3.1$Linux OpenOffice.org_project/310m19$Build-9420</meta:generator>
    <meta:document-statistic meta:table-count="5" meta:image-count="0" meta:object-count="0" meta:page-count="12" meta:paragraph-count="292" meta:word-count="4265" meta:character-count="26569"/>
  </office:meta>
</office:document-meta>
</file>